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nfirmed</text:p>
          </table:table-cell>
          <table:table-cell office:value-type="string" calcext:value-type="string">
            <text:p>X 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,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657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,078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481</text:p>
          </table:table-cell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86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6"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69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4,338</text:p>
          </table:table-cell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6"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6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9,432</text:p>
          </table:table-cell>
          <table:table-cell office:value-type="string" calcext:value-type="string">
            <text:p>1,379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29</meta:creation-date>
    <dc:date>2018-09-02T05:02:01</dc:date>
    <meta:generator>LibreOffice/5.1.6.2$Linux_X86_64 LibreOffice_project/10m0$Build-2</meta:generator>
    <meta:document-statistic meta:table-count="1" meta:cell-count="2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